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0329c" officeooo:paragraph-rsid="00060796"/>
    </style:style>
    <style:style style:name="T1" style:family="text">
      <style:text-properties officeooo:rsid="000438fc"/>
    </style:style>
    <style:style style:name="T2" style:family="text">
      <style:text-properties style:text-underline-style="solid" style:text-underline-width="auto" style:text-underline-color="font-color" officeooo:rsid="000438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Alfalfa residue is often incorporated in </text:span><text:span text:style-name="T2">organic</text:span><text:span text:style-name="T1"> agricultural systems as a nitrogen providing amendment. The impact of alfalfa grown in rotation prior to corn, as a leguminous hay or forage crop, has been well investigated in regards to it’s nitrogen supplying potential. Yet little is known about the soil bacterial community present in soils during alfalfa decomposition, the abundance and structure of which may impact decomposition rates and ultimately nitrogen mineralization from resid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47:56.352953120</meta:creation-date>
    <dc:date>2019-06-28T11:37:40.239057970</dc:date>
    <meta:editing-duration>PT23M37S</meta:editing-duration>
    <meta:editing-cycles>1</meta:editing-cycles>
    <meta:generator>LibreOffice/6.0.7.3$Linux_X86_64 LibreOffice_project/00m0$Build-3</meta:generator>
    <meta:document-statistic meta:table-count="0" meta:image-count="0" meta:object-count="0" meta:page-count="1" meta:paragraph-count="1" meta:word-count="73" meta:character-count="496" meta:non-whitespace-character-count="422"/>
  </office:meta>
</office:document-meta>
</file>